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86.84pt" svg:y="228.44pt">
            <loext:p draw:notify-on-update-of-ranges="Sheet1.E19:Sheet1.E34 Sheet1.F19:Sheet1.F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2.84pt" svg:y="604.43pt">
            <loext:p draw:notify-on-update-of-ranges="Sheet1.D48:Sheet1.D63 Sheet1.E48:Sheet1.E6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] * [.D1] / 82646" office:value-type="float" office:value="0.0000120997991433342" calcext:value-type="float">
            <text:p>1.20997991433342E-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2] * [.D2] / 82646" office:value-type="float" office:value="0.0000483991965733369" calcext:value-type="float">
            <text:p>4.83991965733369E-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3] * [.D3] / 82646" office:value-type="float" office:value="0.000193596786293348" calcext:value-type="float">
            <text:p>0.000193596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4] * [.D4] / 82646" office:value-type="float" office:value="0.00077438714517339" calcext:value-type="float">
            <text:p>0.000774387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5] * [.D5] / 82646" office:value-type="float" office:value="0.00309754858069356" calcext:value-type="float">
            <text:p>0.003097548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D6] * [.D6] / 82646" office:value-type="float" office:value="0.0123901943227742" calcext:value-type="float">
            <text:p>0.012390194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D7] * [.D7] / 82646" office:value-type="float" office:value="0.049560777291097" calcext:value-type="float">
            <text:p>0.049560777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D8] * [.D8] / 82646" office:value-type="float" office:value="0.198243109164388" calcext:value-type="float">
            <text:p>0.198243109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48" calcext:value-type="float">
            <text:p>0.848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D9] * [.D9] / 82646" office:value-type="float" office:value="0.792972436657551" calcext:value-type="float">
            <text:p>0.792972436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D10] * [.D10] / 82646" office:value-type="float" office:value="3.17188974663021" calcext:value-type="float">
            <text:p>3.171889746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.376" calcext:value-type="float">
            <text:p>12.376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D11] * [.D11] / 82646" office:value-type="float" office:value="12.6875589865208" calcext:value-type="float">
            <text:p>12.6875589865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3.332" calcext:value-type="float">
            <text:p>53.332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D12] * [.D12] / 82646" office:value-type="float" office:value="50.7502359460833" calcext:value-type="float">
            <text:p>50.7502359461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3.716" calcext:value-type="float">
            <text:p>203.716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[.D13] * [.D13] / 82646" office:value-type="float" office:value="203.000943784333" calcext:value-type="float">
            <text:p>203.0009437843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formula="of:=16777216 / 203" office:value-type="float" office:value="82646.3842364532" calcext:value-type="float">
            <text:p>82646.3842364532</text:p>
          </table:table-cell>
          <table:table-cell table:number-columns-repeated="3"/>
          <table:table-cell office:value-type="string" calcext:value-type="string">
            <text:p>find_by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ows number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table:number-columns-repeated="4"/>
          <table:table-cell office:value-type="float" office:value="2048" calcext:value-type="float">
            <text:p>2048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table:number-columns-repeated="4"/>
          <table:table-cell office:value-type="float" office:value="4096" calcext:value-type="float">
            <text:p>4096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table:number-columns-repeated="4"/>
          <table:table-cell office:value-type="float" office:value="8192" calcext:value-type="float">
            <text:p>8192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table:number-columns-repeated="4"/>
          <table:table-cell office:value-type="float" office:value="16384" calcext:value-type="float">
            <text:p>1638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table:number-columns-repeated="4"/>
          <table:table-cell office:value-type="float" office:value="32768" calcext:value-type="float">
            <text:p>32768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re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ows number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028" calcext:value-type="float">
            <text:p>0.0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0.052" calcext:value-type="float">
            <text:p>0.0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0.116" calcext:value-type="float">
            <text:p>0.1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0.24" calcext:value-type="float">
            <text:p>0.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0.436" calcext:value-type="float">
            <text:p>0.4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0.784" calcext:value-type="float">
            <text:p>0.7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1.64" calcext:value-type="float">
            <text:p>1.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3.312" calcext:value-type="float">
            <text:p>3.3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6.86" calcext:value-type="float">
            <text:p>6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13.852" calcext:value-type="float">
            <text:p>13.8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08:23:57.544581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8:24:01.749478770</meta:creation-date>
    <meta:editing-duration>PT12M49S</meta:editing-duration>
    <meta:editing-cycles>4</meta:editing-cycles>
    <meta:generator>LibreOffice/5.1.6.2$Linux_X86_64 LibreOffice_project/10m0$Build-2</meta:generator>
    <dc:date>2018-04-13T01:28:00.173935501</dc:date>
    <meta:document-statistic meta:table-count="1" meta:cell-count="1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02cm" svg:y="0.316cm" chart:style-name="ch2">
          <text:p>Order.find_by performance chart</text:p>
        </chart:title>
        <chart:legend chart:legend-position="end" svg:x="13.174cm" svg:y="4.201cm" style:legend-expansion="high" chart:style-name="ch3"/>
        <chart:plot-area chart:style-name="ch4" table:cell-range-address="Sheet1.E19:Sheet1.F34" svg:x="1.331cm" svg:y="1.275cm" svg:width="11.523cm" svg:height="6.564cm">
          <chartooo:coordinate-region svg:x="2.058cm" svg:y="1.475cm" svg:width="10.332cm" svg:height="5.717cm"/>
          <chart:axis chart:dimension="x" chart:name="primary-x" chart:style-name="ch5">
            <chart:title svg:x="5.871cm" svg:y="8.019cm" chart:style-name="ch6">
              <text:p>db rows number</text:p>
            </chart:title>
          </chart:axis>
          <chart:axis chart:dimension="y" chart:name="primary-y" chart:style-name="ch5">
            <chart:title svg:x="0.451cm" svg:y="6.334cm" chart:style-name="ch7">
              <text:p>time to find (index used)</text:p>
            </chart:title>
            <chart:grid chart:style-name="ch8" chart:class="major"/>
          </chart:axis>
          <chart:series chart:style-name="ch9" chart:values-cell-range-address="Sheet1.F19:Sheet1.F34" chart:class="chart:scatter">
            <chart:domain table:cell-range-address="Sheet1.E19:Sheet1.E34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19:Sheet1.E34</svg:desc>
                </draw:g>
              </table:table-cell>
              <table:table-cell office:value-type="float" office:value="0.772">
                <text:p>0.772</text:p>
                <draw:g>
                  <svg:desc>Sheet1.F19:Sheet1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0.696">
                <text:p>0.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95cm" svg:y="0.316cm" chart:style-name="ch2">
          <text:p>Order.create performance chart</text:p>
        </chart:title>
        <chart:legend chart:legend-position="end" svg:x="13.148cm" svg:y="4.201cm" style:legend-expansion="high" chart:style-name="ch3"/>
        <chart:plot-area chart:style-name="ch4" table:cell-range-address="Sheet1.D48:Sheet1.E63" svg:x="1.331cm" svg:y="1.275cm" svg:width="11.497cm" svg:height="6.564cm">
          <chartooo:coordinate-region svg:x="1.767cm" svg:y="1.474cm" svg:width="10.411cm" svg:height="5.718cm"/>
          <chart:axis chart:dimension="x" chart:name="primary-x" chart:style-name="ch5">
            <chart:title svg:x="5.858cm" svg:y="8.019cm" chart:style-name="ch6">
              <text:p>db rows number</text:p>
            </chart:title>
          </chart:axis>
          <chart:axis chart:dimension="y" chart:name="primary-y" chart:style-name="ch5">
            <chart:title svg:x="0.451cm" svg:y="5.58cm" chart:style-name="ch7">
              <text:p>time to create</text:p>
            </chart:title>
            <chart:grid chart:style-name="ch8" chart:class="major"/>
          </chart:axis>
          <chart:series chart:style-name="ch9" chart:values-cell-range-address="Sheet1.E48:Sheet1.E63" chart:class="chart:scatter">
            <chart:domain table:cell-range-address="Sheet1.D48:Sheet1.D63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48:Sheet1.D63</svg:desc>
                </draw:g>
              </table:table-cell>
              <table:table-cell office:value-type="float" office:value="0">
                <text:p>0</text:p>
                <draw:g>
                  <svg:desc>Sheet1.E48:Sheet1.E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3.312">
                <text:p>3.3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13.852">
                <text:p>13.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